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16383*"/>
    </style:style>
    <style:style style:name="Table1.C" style:family="table-column">
      <style:table-column-properties style:rel-column-width="16383*"/>
    </style:style>
    <style:style style:name="Table1.D" style:family="table-column">
      <style:table-column-properties style:rel-column-width="16383*"/>
    </style:style>
  </office:automatic-styles>
  <office:body>
    <office:text>
      <text:p text:style-name="Title">Recommended Specifications for Your Computer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page contains some recommendations on students wishing to buy a computer to complete their program in <text:a xlink:type="simple" xlink:href="https://www.augusta.edu/ccs/" office:name=""><text:span text:style-name="Definition">the School of Cyber and Computer Sciences</text:span></text:a>. Note that <text:span text:style-name="T1">possessing a computer </text:span><text:a xlink:type="simple" xlink:href="https://csci-1301.github.io/software_install.html#accessing-an-ide-1" office:name=""><text:span text:style-name="Definition"><text:span text:style-name="T1">is not required to complete CSCI 1301</text:span></text:span></text:a>, but recommended.</text:p>
      <text:h text:style-name="Heading_20_1" text:outline-level="1"><text:bookmark-start text:name="in-short"/>In Short<text:bookmark-end text:name="in-short"/></text:h>
      <text:p text:style-name="First_20_paragraph">Anything less than 5 years old running <text:a xlink:type="simple" xlink:href="#in-terms-of-operating-system" office:name=""><text:span text:style-name="Definition">Microsoft Windows, macOs or a Linux operating system</text:span></text:a> is probably fine. Second hand and custom built are fine, but you will in all likelihood needs a portable computer (as opposed to a desktop computer) to present your work and work on projects.</text:p>
      <text:h text:style-name="Heading_20_1" text:outline-level="1"><text:bookmark-start text:name="in-terms-of-hardware"/>In Terms of Hardware<text:bookmark-end text:name="in-terms-of-hardware"/></text:h>
      <text:p text:style-name="Definition_20_Term_20_Tight">Desktop, Laptop, or something else?</text:p>
      <text:p text:style-name="Definition_20_Definition_20_Tight">A laptop is generally recommended (to take notes in class, make presentations, work on projects at School, …) but technically possessing only a desktop <text:span text:style-name="T2">should</text:span> be ok (and will be more comfortable to use, in all likeliness). Tablets and other “small” handled devices (such as <text:a xlink:type="simple" xlink:href="https://en.wikipedia.org/wiki/Netbook" office:name=""><text:span text:style-name="Definition">Netbooks</text:span></text:a>, <text:a xlink:type="simple" xlink:href="https://en.wikipedia.org/wiki/Chromebook" office:name=""><text:span text:style-name="Definition">Chromebooks</text:span></text:a> or <text:a xlink:type="simple" xlink:href="https://en.wikipedia.org/wiki/Mini_PC" office:name=""><text:span text:style-name="Definition">Mini PCs</text:span></text:a>) are <text:span text:style-name="T1">not</text:span> recommended and will in all likelihood prove challenging to use for some classes.</text:p>
      <text:p text:style-name="Definition_20_Term">Specification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Component</text:p>
            </table:table-cell>
            <table:table-cell table:style-name="TableHeaderRowCell" office:value-type="string">
              <text:p text:style-name="Table_20_Heading">Minimum</text:p>
            </table:table-cell>
            <table:table-cell table:style-name="TableHeaderRowCell" office:value-type="string">
              <text:p text:style-name="Table_20_Heading">Suggested</text:p>
            </table:table-cell>
            <table:table-cell table:style-name="TableHeaderRowCell" office:value-type="string">
              <text:p text:style-name="Table_20_Heading">Comfortabl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https://en.wikipedia.org/wiki/Processor_(computing)" office:name=""><text:span text:style-name="Definition">CPU</text:span></text:a></text:p>
          </table:table-cell>
          <table:table-cell table:style-name="TableRowCell" office:value-type="string">
            <text:p text:style-name="Table_20_Contents">4 cores @ 2.66 GHz</text:p>
          </table:table-cell>
          <table:table-cell table:style-name="TableRowCell" office:value-type="string">
            <text:p text:style-name="Table_20_Contents">6 cores @ 3.8 GHz</text:p>
          </table:table-cell>
          <table:table-cell table:style-name="TableRowCell" office:value-type="string">
            <text:p text:style-name="Table_20_Contents">6 cores @ 4.4 GHz</text:p>
          </table:table-cell>
        </table:table-row>
        <table:table-row>
          <table:table-cell table:style-name="TableRowCell" office:value-type="string">
            <text:p text:style-name="Table_20_Contents"><text:a xlink:type="simple" xlink:href="https://en.wikipedia.org/wiki/Random-access_memory" office:name=""><text:span text:style-name="Definition">RAM</text:span></text:a></text:p>
          </table:table-cell>
          <table:table-cell table:style-name="TableRowCell" office:value-type="string">
            <text:p text:style-name="Table_20_Contents">8GB</text:p>
          </table:table-cell>
          <table:table-cell table:style-name="TableRowCell" office:value-type="string">
            <text:p text:style-name="Table_20_Contents">16GB</text:p>
          </table:table-cell>
          <table:table-cell table:style-name="TableRowCell" office:value-type="string">
            <text:p text:style-name="Table_20_Contents">32GB</text:p>
          </table:table-cell>
        </table:table-row>
        <table:table-row>
          <table:table-cell table:style-name="TableRowCell" office:value-type="string">
            <text:p text:style-name="Table_20_Contents"><text:a xlink:type="simple" xlink:href="https://en.wikipedia.org/wiki/Hard_disk_drive" office:name=""><text:span text:style-name="Definition">Hard Drive</text:span></text:a></text:p>
          </table:table-cell>
          <table:table-cell table:style-name="TableRowCell" office:value-type="string">
            <text:p text:style-name="Table_20_Contents">100GB</text:p>
          </table:table-cell>
          <table:table-cell table:style-name="TableRowCell" office:value-type="string">
            <text:p text:style-name="Table_20_Contents">500GB of <text:a xlink:type="simple" xlink:href="https://en.wikipedia.org/wiki/Solid-state_drive" office:name=""><text:span text:style-name="Definition">SSD</text:span></text:a></text:p>
          </table:table-cell>
          <table:table-cell table:style-name="TableRowCell" office:value-type="string">
            <text:p text:style-name="Table_20_Contents">1TB of <text:a xlink:type="simple" xlink:href="https://en.wikipedia.org/wiki/Solid-state_drive" office:name=""><text:span text:style-name="Definition">SSD</text:span></text:a></text:p>
          </table:table-cell>
        </table:table-row>
      </table:table>
      <text:p text:style-name="Definition_20_Definition"><text:a xlink:type="simple" xlink:href="https://en.wikipedia.org/wiki/Graphics_processing_unit" office:name=""><text:span text:style-name="Definition">GPU</text:span></text:a> and other special equipment are not required, but recent USB-C connectors will be useful.</text:p>
      <text:p text:style-name="Definition_20_Term">As an example:</text:p>
      <text:p text:style-name="Definition_20_Definition"><text:a xlink:type="simple" xlink:href="https://spots.augusta.edu/caubert/" office:name=""><text:span text:style-name="Definition">Dr. Aubert</text:span></text:a> uses a <text:a xlink:type="simple" xlink:href="https://www.dell.com/support/home/en-us/product-support/product/latitude-14-5480-laptop/docs" office:name=""><text:span text:style-name="Definition">Dell Latitude 5480/5488</text:span></text:a> from <text:span text:style-name="T1">2017</text:span> (<text:span text:style-name="T2">but in no way endorses it</text:span>) with</text:p>
      <text:list text:style-name="L1">
        <text:list-item>
          <text:p text:style-name="P1">4 cores @ 2.40 GHz CPU,</text:p>
        </text:list-item>
        <text:list-item>
          <text:p text:style-name="P1">8GB of ram,</text:p>
        </text:list-item>
        <text:list-item>
          <text:p text:style-name="P1">238 GB of hard drive,</text:p>
        </text:list-item>
      </text:list>
      <text:p text:style-name="Definition_20_Definition">and of courses wishes that it was a bit more responsive at times, but can conduct otherwise all his professional activities.</text:p>
      <text:h text:style-name="Heading_20_1" text:outline-level="1"><text:bookmark-start text:name="in-terms-of-operating-system"/>In Terms of Operating System<text:bookmark-end text:name="in-terms-of-operating-system"/></text:h>
      <text:p text:style-name="First_20_paragraph">We will briefly consider four “families” of operating systems:</text:p>
      <text:list text:style-name="L2">
        <text:list-item>
          <text:p text:style-name="P2"><text:a xlink:type="simple" xlink:href="https://en.wikipedia.org/wiki/Microsoft_Windows" office:name=""><text:span text:style-name="Definition">Microsoft Windows</text:span></text:a> (Windows 10, Windows 11, etc.)</text:p>
        </text:list-item>
        <text:list-item>
          <text:p text:style-name="P2"><text:a xlink:type="simple" xlink:href="https://en.wikipedia.org/wiki/MacOS" office:name=""><text:span text:style-name="Definition">macOS</text:span></text:a> (macOS Ventura, macOS Sonoma, etc.)</text:p>
        </text:list-item>
        <text:list-item>
          <text:p text:style-name="P2"><text:a xlink:type="simple" xlink:href="https://en.wikipedia.org/wiki/Linux" office:name=""><text:span text:style-name="Definition">Linux operating systems</text:span></text:a> (Ubuntu, Debian, Gentoo, etc.)</text:p>
        </text:list-item>
        <text:list-item>
          <text:p text:style-name="P2">Operating systems that uses their web browsers as their principal user interface (essentially, <text:a xlink:type="simple" xlink:href="https://en.wikipedia.org/wiki/ChromeOS" office:name=""><text:span text:style-name="Definition">ChromeOS</text:span></text:a>).</text:p>
        </text:list-item>
      </text:list>
      <text:p text:style-name="First_20_paragraph">Note we do not discuss <text:a xlink:type="simple" xlink:href="https://en.wikipedia.org/wiki/Android_(operating_system)" office:name=""><text:span text:style-name="Definition">Android</text:span></text:a> or <text:a xlink:type="simple" xlink:href="https://en.wikipedia.org/wiki/IOS" office:name=""><text:span text:style-name="Definition">iOS</text:span></text:a> since they are primarily mobile operating systems, and not easily suited for the development workload in our curriculum.</text:p>
      <text:p text:style-name="Definition_20_Term_20_Tight">In short:</text:p>
      <text:p text:style-name="Definition_20_Definition_20_Tight">Anything but ChromeOS is (probably) fine.</text:p>
      <text:p text:style-name="Definition_20_Term">Expanded:</text:p>
      <text:list text:style-name="L3">
        <text:list-item>
          <text:p text:style-name="P3">If you are (planning on) using <text:a xlink:type="simple" xlink:href="https://visualstudio.microsoft.com/" office:name=""><text:span text:style-name="Definition">Visual Studio</text:span></text:a> as your IDE, then windows is your best choice of operating system.</text:p>
        </text:list-item>
        <text:list-item>
          <text:p text:style-name="P3">If you need to use macOS for whatever reason, then you will probably be able to accommodate all the requirements, but it may require some tweaking at times.</text:p>
        </text:list-item>
        <text:list-item>
          <text:p text:style-name="P3">Using Linux-based operating systems are a great way to learn how to tinker with your computer (you have full control!), but will sometimes require you to be creative to meet courses expectations.</text:p>
        </text:list-item>
        <text:list-item>
          <text:p text:style-name="P3"><text:a xlink:type="simple" xlink:href="#virtual-machines" office:name=""><text:span text:style-name="Definition">Virtual machines</text:span></text:a> allow you to simulate (almost) any operating system using (almost) any operating system, and is required for some courses. Using virtual machines means, essentially, that your choice of operating system <text:span text:style-name="T2">does not matter at all</text:span>.</text:p>
        </text:list-item>
        <text:list-item>
          <text:p text:style-name="P3">Remember that <text:a xlink:type="simple" xlink:href="https://en.wikipedia.org/wiki/Multi-booting" office:name=""><text:span text:style-name="Definition">multi-boots</text:span></text:a> (that is, installing multiple operating systems side-by-side) is an option.</text:p>
        </text:list-item>
      </text:list>
      <text:h text:style-name="Heading_20_2" text:outline-level="2"><text:bookmark-start text:name="virtual-machines"/>Virtual Machines<text:bookmark-end text:name="virtual-machines"/></text:h>
      <text:p text:style-name="First_20_paragraph">Virtual machines allow you to simulate (almost) any operating system using (almost) any operating system: this means that, for instance, you can load the Windows 11 operating system from your computer running Debian 12.5, or the Debian 12.5 operating system from macOS 14.</text:p>
      <text:p text:style-name="Text_20_body">Note that CSCI 4532 - Hardware and Embedded Systems and CSCI 4531 - Malware Analysis and Reverse Engineering <text:span text:style-name="T2">require</text:span> you to run virtual machines. If you are planning on taking one of those classes, make sure your computer can run virtual machines!</text:p>
      <text:p text:style-name="Text_20_body">You can find <text:a xlink:type="simple" xlink:href="../software_install.html#installing-anything-anywhere" office:name=""><text:span text:style-name="Definition">on this page</text:span></text:a> some indications on how to run a virtual machine on your computer, and you can check on-line the recommended specifications for <text:a xlink:type="simple" xlink:href="https://learn.microsoft.com/en-us/virtualization/hyper-v-on-windows/reference/hyper-v-requirements" office:name=""><text:span text:style-name="Definition">Hyper-V</text:span></text:a>, <text:a xlink:type="simple" xlink:href="https://www.virtualbox.org/wiki/End-user_documentation" office:name=""><text:span text:style-name="Definition">VirtualBox</text:span></text:a>, <text:a xlink:type="simple" xlink:href="https://www.linux-kvm.org/page/FAQ#What_do_I_need_to_use_KVM?" office:name=""><text:span text:style-name="Definition">kvm</text:span></text:a>, <text:a xlink:type="simple" xlink:href="https://www.vmware.com/products/workstation-player.html" office:name=""><text:span text:style-name="Definition">vmware</text:span></text:a>. Note that, as a student, you can obtain <text:a xlink:type="simple" xlink:href="https://portal.azure.com/?Microsoft_Azure_Education_correlationId=696fbf50-4829-476c-bfc8-09974888f850#view/Microsoft_Azure_Education/EducationMenuBlade/~/software" office:name=""><text:span text:style-name="Definition">a free licence for Windows</text:span></text:a>.</text:p>
      <text:h text:style-name="Heading_20_1" text:outline-level="1"><text:bookmark-start text:name="where-to-buy"/>Where to Buy?<text:bookmark-end text:name="where-to-buy"/></text:h>
      <text:p text:style-name="First_20_paragraph">That is really up to you, but remember that, as a student (or employee), you are allowed to</text:p>
      <text:list text:style-name="L4">
        <text:list-item>
          <text:p text:style-name="P4"><text:a xlink:type="simple" xlink:href="https://my.augusta.edu/discounts/electronics.php" office:name=""><text:span text:style-name="Definition">Some discounts</text:span></text:a>,</text:p>
        </text:list-item>
        <text:list-item>
          <text:p text:style-name="P4"><text:a xlink:type="simple" xlink:href="https://portal.azure.com/?Microsoft_Azure_Education_correlationId=696fbf50-4829-476c-bfc8-09974888f850#view/Microsoft_Azure_Education/EducationMenuBlade/~/software" office:name=""><text:span text:style-name="Definition">A free licence for Windows</text:span></text:a>.</text:p>
        </text:list-item>
      </text:list>
      <text:p text:style-name="First_20_paragraph">Second-hand computers or even custom-built computers are probably fine, but requires more skills (such as how to factory-reset a computer and / or how to (re)install an operating system) and inspections on your end.</text:p>
      <text:h text:style-name="Heading_20_1" text:outline-level="1"><text:bookmark-start text:name="is-there-anything-else-i-should-know"/>Is There Anything Else I Should Know?<text:bookmark-end text:name="is-there-anything-else-i-should-know"/></text:h>
      <text:list text:style-name="L5">
        <text:list-item>
          <text:p text:style-name="P5">A well taken-care of computer can easily last 5 years, but laptops are harder to upgrade and preserve in good shape than desktops.</text:p>
        </text:list-item>
        <text:list-item>
          <text:p text:style-name="P5">Ergonomics is important: you will most likely spend <text:span text:style-name="T2">many hours</text:span> on your computer, so make sure <text:a xlink:type="simple" xlink:href="https://www.wikihow.com/Set-Up-an-Ergonomically-Correct-Workstation" office:name=""><text:span text:style-name="Definition">your workstation is well organized</text:span></text:a>.</text:p>
        </text:list-item>
        <text:list-item>
          <text:p text:style-name="P5">A programmer is first and foremost a typist: make sure you develop good habits and <text:a xlink:type="simple" xlink:href="https://www.wikihow.com/Type" office:name=""><text:span text:style-name="Definition">learn to type correctly</text:span></text:a>. Exploring <text:a xlink:type="simple" xlink:href="https://en.wikipedia.org/wiki/Keyboard_layout#Other_Latin-script_keyboard_layouts" office:name=""><text:span text:style-name="Definition">ergonomics keyboard layouts</text:span></text:a> and <text:a xlink:type="simple" xlink:href="https://en.wikipedia.org/wiki/Computer_mouse#Ergonomic_mice" office:name=""><text:span text:style-name="Definition">ergonomics mice</text:span></text:a> can save you later from carpal tunnel syndrome, arthritis, and other repetitive strain injuri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Recommended Specifications for Your Computer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48Z</meta:creation-date>
    <dc:date>2024-05-22T17:30:48Z</dc:date>
    <meta:user-defined meta:name="date" meta:value-type="string">May  22, 2024 (01:3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